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automatic-styles>
    <style:style style:name="P1" style:family="paragraph" style:parent-style-name="Standard">
      <style:paragraph-properties fo:margin-left="0in" fo:margin-right="0in" fo:margin-top="0in" fo:margin-bottom="0in" loext:contextual-spacing="false" fo:text-indent="0in" style:auto-text-indent="false"/>
    </style:style>
    <style:style style:name="P2" style:family="paragraph" style:parent-style-name="Standard" style:master-page-name="Standard">
      <style:paragraph-properties fo:margin-left="0in" fo:margin-right="0in" fo:margin-top="0in" fo:margin-bottom="0in" loext:contextual-spacing="false" fo:text-indent="0in" style:auto-text-indent="false" style:page-number="1"/>
    </style:style>
    <style:style style:name="P3" style:family="paragraph" style:parent-style-name="Standard">
      <style:paragraph-properties fo:margin-top="0in" fo:margin-bottom="0in" loext:contextual-spacing="false"/>
    </style:style>
    <style:style style:name="P4" style:family="paragraph" style:parent-style-name="Standard" style:list-style-name="WWNum1">
      <style:paragraph-properties fo:margin-left="0.5in" fo:margin-right="0in" fo:text-indent="-0.25in" style:auto-text-indent="false"/>
    </style:style>
    <style:style style:name="P5" style:family="paragraph" style:parent-style-name="Standard" style:list-style-name="WWNum1">
      <style:paragraph-properties fo:margin-left="1in" fo:margin-right="0in" fo:text-indent="-0.25in" style:auto-text-indent="false"/>
    </style:style>
    <style:style style:name="P6" style:family="paragraph" style:parent-style-name="Standard">
      <style:paragraph-properties fo:margin-left="0.5in" fo:margin-right="0in" fo:margin-top="0in" fo:margin-bottom="0in" loext:contextual-spacing="false" fo:text-indent="0in" style:auto-text-indent="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Architecture Review Questions</text:p>
      <text:p text:style-name="P1"/>
      <text:p text:style-name="P3"/>
      <text:list xml:id="list2298252793546693146" text:style-name="WWNum1">
        <text:list-item>
          <text:p text:style-name="P4">Intel Aero Drones are designed for performance, unlike some other drones. <text:s/>These drones have the ability to move more flexibly. <text:s/>On top of that, they have more advanced sensors. <text:s/>For example, there are sensors for position, velocity, and orientation.</text:p>
        </text:list-item>
        <text:list-item>
          <text:p text:style-name="P4">UAVs are used in many different applications. <text:s/>For example, they can be used for mapping 3d layouts, for security, for agriculture, and for searching for people in dangerous areas. <text:s/>In the future, drones may be able to transport people quickly from one place to another or make for faster shipping of materials.</text:p>
        </text:list-item>
        <text:list-item>
          <text:p text:style-name="P4"/>
          <text:list>
            <text:list-item>
              <text:p text:style-name="P5">Aero Compute Board → it is the smart board (high level) and its operating system is Linux. The software is python. Uses ROS. This sends commands to the AFC. Has a camera, real sense to avoid collisions. It is located inside the black box. That is in the center of the drone</text:p>
            </text:list-item>
            <text:list-item>
              <text:p text:style-name="P5">The Aero Flight controller → Gathers sensor data: Gyroscope, Accelerometer. It makes sure the drone maintains stability while in the air. The OS (real time operating system) <text:s/>is NuttX and the software firmware is PX4. This sends estimates to the Aero Compute board. It is located inside the black box that is in the center of the drone.</text:p>
            </text:list-item>
          </text:list>
        </text:list-item>
        <text:list-item>
          <text:p text:style-name="P4">Peer2Peer for both.</text:p>
        </text:list-item>
        <text:list-item>
          <text:p text:style-name="P4">False because it uses Radio Peer2Peer for communication.</text:p>
        </text:list-item>
        <text:list-item>
          <text:p text:style-name="P4">There are GPS sensors to track where the drone is globally, UltraWideBand sensor to locate where the drone is in a large space, SLAM</text:p>
        </text:list-item>
        <text:list-item>
          <text:p text:style-name="P4">False, during indoor flights it uses UltraWideBand by using a smart receiver to locate itself.</text:p>
        </text:list-item>
        <text:list-item>
          <text:p text:style-name="P4">No, because optical flow sees things pixel by pixel and knows if that pixel or feature of that object has moved relative to the observer to find out its speed in order to understand its own speed. </text:p>
        </text:list-item>
        <text:list-item>
          <text:p text:style-name="P4">A pair of ultrasonic sensors (detecting the range between other objects) on the bottom and front can perceive depth and therefore map 3d areas.</text:p>
        </text:list-item>
        <text:list-item>
          <text:p text:style-name="P4">The Aero Compute Board communicates with the Aero Flight Controller by sending MAVLINK commands through the serial port. </text:p>
        </text:list-item>
        <text:list-item>
          <text:p text:style-name="P4">The PX4 is the software firmware for the Aero Flight Controller. It is in C++. <text:s/>It is an open source autopilot system.</text:p>
        </text:list-item>
        <text:list-item>
          <text:p text:style-name="P4">3a because MAVLINk is used to send messages/commands from the aero Compute Board to the Aero Flight Controller and reverse.</text:p>
        </text:list-item>
        <text:list-item>
          <text:p text:style-name="P4">No you should add it to the Aero Compute Board firmware because that is where the camera is. Also the ACB is where all the commands are made and sent to the AFC. The AFC only sends data, such as estimates, to the ACB.</text:p>
        </text:list-item>
      </text:list>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style:font-name="Arial" fo:font-size="11pt" fo:language="en" fo:country="none" style:letter-kerning="true" style:font-name-asian="Arial1" style:font-size-asian="11pt" style:language-asian="zh" style:country-asian="CN" style:font-name-complex="Arial1" style:font-size-complex="11pt" style:language-complex="hi" style:country-complex="IN"/>
    </style:default-style>
    <style:default-style style:family="paragraph">
      <style:paragraph-properties fo:margin-top="0in" fo:margin-bottom="0in" loext:contextual-spacing="true" fo:line-height="115%"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tru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tru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tru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tru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tru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tru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tru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tru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tru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1" meta:paragraph-count="16" meta:word-count="434" meta:character-count="2451" meta:non-whitespace-character-count="2038"/>
    <meta:generator>LibreOfficeDev/5.1.0.3$Linux_X86_64 LibreOffice_project/</meta:generator>
  </office:meta>
</office:document-meta>
</file>